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13A0000010255D082E6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eta" svg:font-family="Meta" style:font-pitch="variable"/>
    <style:font-face style:name="Meta Bold" svg:font-family="'Meta Bold'" style:font-pitch="variable"/>
    <style:font-face style:name="Meta Normal" svg:font-family="'Meta Norm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eta"/>
    </style:style>
    <style:style style:name="P2" style:family="paragraph" style:parent-style-name="Standard">
      <style:paragraph-properties fo:text-align="center" style:justify-single-word="false"/>
      <style:text-properties style:font-name="Meta Norm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Meta Norm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Meta Norm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Meta Normal" fo:font-size="7pt" style:font-size-asian="7pt" style:font-size-complex="7pt"/>
    </style:style>
    <style:style style:name="P6" style:family="paragraph" style:parent-style-name="Standard">
      <style:paragraph-properties fo:text-align="justify" style:justify-single-word="false"/>
      <style:text-properties style:font-name="Meta Normal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Meta Normal" fo:font-size="20pt" style:font-size-asian="17.5pt" style:font-size-complex="2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Meta Bold" fo:font-size="13pt" style:font-size-asian="13pt" style:font-size-complex="13pt"/>
    </style:style>
    <style:style style:name="P10" style:family="paragraph" style:parent-style-name="Horizontal_20_Line">
      <style:text-properties style:font-name="Meta Normal" fo:font-size="11pt" style:font-size-asian="11pt" style:font-size-complex="11pt"/>
    </style:style>
    <style:style style:name="P11" style:family="paragraph" style:parent-style-name="Header">
      <style:text-properties style:font-name="Meta Normal" fo:font-size="8pt" style:font-size-asian="8pt" style:font-size-complex="8pt"/>
    </style:style>
    <style:style style:name="P12" style:family="paragraph">
      <style:paragraph-properties fo:text-align="start"/>
      <style:text-properties style:text-line-through-style="none" fo:font-style="normal" style:text-underline-style="none"/>
    </style:style>
    <style:style style:name="P13" style:family="paragraph">
      <style:paragraph-properties fo:text-align="start"/>
      <style:text-properties fo:font-family="'Meta Normal'" style:font-style-name="Normal Roman" fo:font-size="11pt"/>
    </style:style>
    <style:style style:name="P14" style:family="paragraph">
      <style:paragraph-properties fo:text-align="start"/>
      <style:text-properties style:text-line-through-style="none" fo:font-family="'Meta Normal'" style:font-style-name="Normal Roman" fo:font-size="11pt" fo:font-style="normal" style:text-underline-style="none"/>
    </style:style>
    <style:style style:name="T1" style:family="text">
      <style:text-properties style:font-name="Meta Bold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Meta Normal"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000000" style:font-name="Meta Normal" fo:font-size="11pt" fo:font-style="italic" style:text-underline-style="none" style:font-size-asian="11pt" style:font-style-asian="italic" style:font-size-complex="11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Name_B" form:control-implementation="ooo:com.sun.star.form.component.FixedText" xml:id="control2" form:id="control2" form:label="Name"/>
          <form:fixed-text form:name="Vorname" form:control-implementation="ooo:com.sun.star.form.component.FixedText" xml:id="control3" form:id="control3" form:label="Vorname"/>
          <form:fixed-text form:name="Straße" form:control-implementation="ooo:com.sun.star.form.component.FixedText" xml:id="control4" form:id="control4" form:label="Straße"/>
          <form:fixed-text form:name="Wohnort" form:control-implementation="ooo:com.sun.star.form.component.FixedText" xml:id="control5" form:id="control5" form:label="PLZ, Ort"/>
          <form:fixed-text form:name="Telefon" form:control-implementation="ooo:com.sun.star.form.component.FixedText" xml:id="control6" form:id="control6" form:label="Mail-Adresse"/>
          <form:text form:name="Vorname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lefon Nummer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aße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ohnort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ja" form:control-implementation="ooo:com.sun.star.form.component.CheckBox" xml:id="control11" form:id="control11" form:label="J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nein" form:control-implementation="ooo:com.sun.star.form.component.CheckBox" xml:id="control12" form:id="control12" form:label="Nei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vlt" form:control-implementation="ooo:com.sun.star.form.component.CheckBox" xml:id="control13" form:id="control13" form:label="Vielleich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überweisung" form:control-implementation="ooo:com.sun.star.form.component.CheckBox" xml:id="control14" form:id="control14" form:label="Monatlich per Dauerauftrag / Überweisung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ar" form:control-implementation="ooo:com.sun.star.form.component.CheckBox" xml:id="control15" form:id="control15" form:label="Bar für ein Jahr im Voraus&#10;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Ort,Datum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Ort, Datum" form:control-implementation="ooo:com.sun.star.form.component.FixedText" xml:id="control17" form:id="control17" form:label="Ort, Datum"/>
          <form:checkbox form:name="Angenommen" form:control-implementation="ooo:com.sun.star.form.component.CheckBox" xml:id="control18" form:id="control18" form:label="Antrag angenommen&#10;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ingetragen" form:control-implementation="ooo:com.sun.star.form.component.CheckBox" xml:id="control19" form:id="control19" form:label="Auf Mailingliste / Wiki eingetragen&#10;&#10;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ezahlt" form:control-implementation="ooo:com.sun.star.form.component.CheckBox" xml:id="control20" form:id="control20" form:label="Bei Barzahlung: Geld gegen Quittung erhalten&#10;" form:tab-stop="tru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11.837cm" svg:y="0cm" svg:width="4.678cm" svg:height="3.844cm" draw:z-index="20"><draw:image xlink:href="Pictures/200000020000013A0000010255D082E6.eps" xlink:type="simple" xlink:show="embed" xlink:actuate="onLoad"/></draw:frame><text:span text:style-name="T1"/></text:p>
      <text:p text:style-name="P1"><text:span text:style-name="T1">Mitgliedsantrag</text:span></text:p>
      <text:p text:style-name="P4">gemäß der Satzung von Chaos Darmstadt e.V.</text:p>
      <text:p text:style-name="P8"><text:a xlink:type="simple" xlink:href="https://wiki.chaos-darmstadt.de/wiki/Satzung"><text:span text:style-name="T3">https://wiki.chaos-darmstadt.de/wiki/Satzung</text:span></text:a><text:span text:style-name="T2"></text:span></text:p>
      <text:p text:style-name="P5">Wilhelm-Leuschner-Strasse 36, im Hinterhof, 64293 Darmstadt</text:p>
      <text:p text:style-name="P5">Mail: info@chaos-darmstadt.de <text:s/>Web: chaos-darmstadt.de</text:p>
      <text:p text:style-name="P2"/>
      <text:p text:style-name="P2"/>
      <text:p text:style-name="P2"/>
      <text:p text:style-name="P2"><draw:control text:anchor-type="paragraph" draw:z-index="2" draw:style-name="gr2" draw:text-style-name="P13" svg:width="2.301cm" svg:height="0.9cm" svg:x="0cm" svg:y="0.9cm" draw:control="control3"/><draw:control text:anchor-type="paragraph" draw:z-index="9" draw:style-name="gr1" draw:text-style-name="P12" svg:width="6.201cm" svg:height="0.9cm" svg:x="10.4cm" svg:y="0.9cm" draw:control="control10"/><draw:control text:anchor-type="paragraph" draw:z-index="8" draw:style-name="gr1" draw:text-style-name="P12" svg:width="6.201cm" svg:height="0.9cm" svg:x="10.4cm" svg:y="0cm" draw:control="control9"/><draw:control text:anchor-type="paragraph" draw:z-index="7" draw:style-name="gr1" draw:text-style-name="P12" svg:width="5.901cm" svg:height="0.9cm" svg:x="2.3cm" svg:y="1.799cm" draw:control="control8"/><draw:control text:anchor-type="paragraph" draw:z-index="6" draw:style-name="gr1" draw:text-style-name="P12" svg:width="5.901cm" svg:height="0.9cm" svg:x="2.3cm" svg:y="0.9cm" draw:control="control7"/><draw:control text:anchor-type="paragraph" draw:z-index="5" draw:style-name="gr2" draw:text-style-name="P13" svg:width="2.301cm" svg:height="0.9cm" svg:x="0cm" svg:y="1.799cm" draw:control="control6"/><draw:control text:anchor-type="paragraph" draw:z-index="4" draw:style-name="gr2" draw:text-style-name="P13" svg:width="1.9cm" svg:height="0.9cm" svg:x="8.5cm" svg:y="0.9cm" draw:control="control5"/><draw:control text:anchor-type="paragraph" draw:z-index="3" draw:style-name="gr2" draw:text-style-name="P13" svg:width="1.9cm" svg:height="0.9cm" svg:x="8.5cm" svg:y="0cm" draw:control="control4"/><draw:control text:anchor-type="paragraph" draw:z-index="1" draw:style-name="gr2" draw:text-style-name="P13" svg:width="2.301cm" svg:height="0.9cm" svg:x="0cm" svg:y="0cm" draw:control="control2"/><draw:control text:anchor-type="paragraph" draw:z-index="0" draw:name="Name" draw:style-name="gr1" draw:text-style-name="P12" svg:width="5.901cm" svg:height="0.9cm" svg:x="2.3cm" svg:y="0cm" draw:control="control1"><svg:title>Name</svg:title></draw:control></text:p>
      <text:p text:style-name="P2"/>
      <text:p text:style-name="P2"/>
      <text:p text:style-name="P2"/>
      <text:p text:style-name="P2"/>
      <text:p text:style-name="P2"/>
      <text:p text:style-name="P2"/>
      <text:p text:style-name="P3"><draw:control text:anchor-type="paragraph" draw:z-index="12" draw:style-name="gr2" draw:text-style-name="P13" svg:width="2.5cm" svg:height="0.5cm" svg:x="5.001cm" svg:y="0.679cm" draw:control="control13"/><draw:control text:anchor-type="paragraph" draw:z-index="11" draw:style-name="gr2" draw:text-style-name="P13" svg:width="2.5cm" svg:height="0.5cm" svg:x="2.499cm" svg:y="0.679cm" draw:control="control12"/><draw:control text:anchor-type="paragraph" draw:z-index="10" draw:style-name="gr2" draw:text-style-name="P13" svg:width="2.5cm" svg:height="0.5cm" svg:x="0cm" svg:y="0.679cm" draw:control="control11"/>Sind Sie bereits Mitglied im Chaos Computer Club e.V.?</text:p>
      <text:p text:style-name="P3"/>
      <text:p text:style-name="P3"/>
      <text:p text:style-name="P3">Den Mitgliedsbeitrag von 15Euro / Monat bezahle ich:</text:p>
      <text:p text:style-name="P7"><draw:control text:anchor-type="paragraph" draw:z-index="13" draw:style-name="gr2" draw:text-style-name="P13" svg:width="11.484cm" svg:height="0.5cm" svg:x="0cm" svg:y="0.272cm" draw:control="control14"/></text:p>
      <text:p text:style-name="P6"><text:s text:c="7"/>an: Chaos Darmstadt e.V., Kontonummer 711853, BLZ 50850150, Sparkasse Darmstadt</text:p>
      <text:p text:style-name="P6"><draw:control text:anchor-type="paragraph" draw:z-index="14" draw:style-name="gr2" draw:text-style-name="P13" svg:width="8.471cm" svg:height="0.5cm" svg:x="0cm" svg:y="0.235cm" draw:control="control15"/></text:p>
      <text:p text:style-name="P6"/>
      <text:p text:style-name="P6"/>
      <text:p text:style-name="P6"><draw:control text:anchor-type="paragraph" draw:z-index="16" draw:style-name="gr2" draw:text-style-name="P13" svg:width="2.251cm" svg:height="0.816cm" svg:x="0cm" svg:y="0.058cm" draw:control="control17"/><draw:control text:anchor-type="paragraph" draw:z-index="15" draw:style-name="gr1" draw:text-style-name="P14" svg:width="6.047cm" svg:height="0.814cm" svg:x="2.251cm" svg:y="0.06cm" draw:control="control16"/><text:tab/><text:tab/><text:tab/><text:tab/><text:tab/><text:tab/><text:tab/><text:tab/></text:p>
      <text:p text:style-name="P6"><text:span text:style-name="T5"/></text:p>
      <text:p text:style-name="P6"><text:span text:style-name="T4"><text:tab/><text:tab/><text:tab/><text:tab/><text:tab/><text:tab/><text:tab/><text:tab/></text:span><text:span text:style-name="T5"><text:tab/><text:tab/><text:tab/><text:tab/><text:tab/></text:span><text:span text:style-name="T4"><text:tab/><text:tab/><text:tab/><text:tab/><text:tab/><text:tab/><text:tab/><text:tab/>Unterschrift</text:span></text:p>
      <text:p text:style-name="P6"><text:span text:style-name="T4"/></text:p>
      <text:p text:style-name="P10"><text:span text:style-name="T4"/></text:p>
      <text:p text:style-name="P9"><draw:control text:anchor-type="paragraph" draw:z-index="17" draw:style-name="gr2" draw:text-style-name="P13" svg:width="7.891cm" svg:height="0.5cm" svg:x="0cm" svg:y="0.801cm" draw:control="control18"/><draw:control text:anchor-type="paragraph" draw:z-index="18" draw:style-name="gr2" draw:text-style-name="P13" svg:width="7.951cm" svg:height="0.5cm" svg:x="0cm" svg:y="1.499cm" draw:control="control19"/><draw:control text:anchor-type="paragraph" draw:z-index="19" draw:style-name="gr2" draw:text-style-name="P13" svg:width="8.134cm" svg:height="0.5cm" svg:x="0cm" svg:y="2.2cm" draw:control="control20"/><text:span text:style-name="T4">Vom Vorstand auszufüllen: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eta" svg:font-family="Meta" style:font-pitch="variable"/>
    <style:font-face style:name="Meta Bold" svg:font-family="'Meta Bold'" style:font-pitch="variable"/>
    <style:font-face style:name="Meta Normal" svg:font-family="'Meta Norm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eta Norm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 0.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pfklon </meta:initial-creator>
    <meta:creation-date>2013-02-11T21:11:25</meta:creation-date>
    <dc:date>2013-02-11T22:27:52</dc:date>
    <dc:creator>dampfklon </dc:creator>
    <meta:editing-duration>PT26M13S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12" meta:word-count="52" meta:character-count="490" meta:non-whitespace-character-count="405"/>
  </office:meta>
</office:document-meta>
</file>